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5.667cm" style:rel-column-width="21845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0:</text:p>
      <text:p text:style-name="Standard">Ich habe eine Matrix:</text:p>
      <text:p text:style-name="Standard">a*b</text:p>
      <text:p text:style-name="Standard">Ich habe einen unteren Rand:</text:p>
      <text:p text:style-name="Standard">der ist um 2 breiter als die Matrix</text:p>
      <text:p text:style-name="Standard">Ich brauche den oberen Rand von P2</text:p>
      <text:p text:style-name="Standard">der ist auch 2 breiter als die Matrix</text:p>
      <text:p text:style-name="Standard">Die oberste Zeile brauche ich nicht zu berechnen,</text:p>
      <text:p text:style-name="Standard">die Zeile, die P2 gehört berechne ich auch nicht.</text:p>
      <text:p text:style-name="Standard">Wenn ich also 7 Zeilen kenne,</text:p>
      <text:p text:style-name="Standard">bleiben 6 übrig, die meine sind.</text:p>
      <text:p text:style-name="Standard">Davon ist eine meine letzte, also</text:p>
      <text:p text:style-name="Standard"/>
      <text:p text:style-name="Standard"/>
      <text:p text:style-name="Standard"/>
      <text:p text:style-name="Standard">Pn:</text:p>
      <text:p text:style-name="Standard">ich brauche von oben eine Zeile, die 2 länger ist</text:p>
      <text:p text:style-name="Standard">ich brauche von unten eine Zeile, die 2 länger ist</text:p>
      <text:p text:style-name="Standard">ich brauche eine Zeile für Oben, die ich verschicken können möchte</text:p>
      <text:p text:style-name="Standard">ich brauche eine Zeile für Unten, die ich verschicken können möchte</text:p>
      <text:p text:style-name="Standard">wenn ich also 7 Zeilen berechnen können möchte, brauch meine Matrix nur 5 groß sein:</text:p>
      <table:table table:name="Tabelle1" table:style-name="Tabelle1">
        <table:table-column table:style-name="Tabelle1.A" table:number-columns-repeated="3"/>
        <table:table-row>
          <table:table-cell table:style-name="Tabelle1.A1" office:value-type="string">
            <text:p text:style-name="Table_20_Contents">Unterer Rand von Pn-1</text:p>
          </table:table-cell>
          <table:table-cell table:style-name="Tabelle1.A1" office:value-type="string">
            <text:p text:style-name="Table_20_Contents">Iteration von Pn-1</text:p>
          </table:table-cell>
          <table:table-cell table:style-name="Tabelle1.C1" office:value-type="string">
            <text:p text:style-name="Table_20_Contents">MaxRes von Pn-1</text:p>
          </table:table-cell>
        </table:table-row>
        <table:table-row>
          <table:table-cell table:style-name="Tabelle1.A2" office:value-type="string">
            <text:p text:style-name="Table_20_Contents">Oberer Rand von Pn</text:p>
          </table:table-cell>
          <table:table-cell table:style-name="Tabelle1.A2" office:value-type="string">
            <text:p text:style-name="Table_20_Contents">Iteration von Pn</text:p>
          </table:table-cell>
          <table:table-cell table:style-name="Tabelle1.C2" office:value-type="string">
            <text:p text:style-name="Table_20_Contents">MaxRes von Pn</text:p>
          </table:table-cell>
        </table:table-row>
        <table:table-row>
          <table:table-cell table:style-name="Tabelle1.A2" office:value-type="string">
            <text:p text:style-name="Table_20_Contents">normale Matrix</text:p>
          </table:table-cell>
          <table:table-cell table:style-name="Tabelle1.A2" office:value-type="string">
            <text:p text:style-name="Table_20_Contents"/>
          </table:table-cell>
          <table:table-cell table:style-name="Tabelle1.C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>normale Matrix</text:p>
          </table:table-cell>
          <table:table-cell table:style-name="Tabelle1.A2" office:value-type="string">
            <text:p text:style-name="Table_20_Contents"/>
          </table:table-cell>
          <table:table-cell table:style-name="Tabelle1.C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>normale Matrix</text:p>
          </table:table-cell>
          <table:table-cell table:style-name="Tabelle1.A2" office:value-type="string">
            <text:p text:style-name="Table_20_Contents"/>
          </table:table-cell>
          <table:table-cell table:style-name="Tabelle1.C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>normale Matrix</text:p>
          </table:table-cell>
          <table:table-cell table:style-name="Tabelle1.A2" office:value-type="string">
            <text:p text:style-name="Table_20_Contents"/>
          </table:table-cell>
          <table:table-cell table:style-name="Tabelle1.C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>normale Matrix</text:p>
          </table:table-cell>
          <table:table-cell table:style-name="Tabelle1.A2" office:value-type="string">
            <text:p text:style-name="Table_20_Contents"/>
          </table:table-cell>
          <table:table-cell table:style-name="Tabelle1.C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>Unterer Rand von Pn</text:p>
          </table:table-cell>
          <table:table-cell table:style-name="Tabelle1.A2" office:value-type="string">
            <text:p text:style-name="Table_20_Contents">Iteration von Pn</text:p>
          </table:table-cell>
          <table:table-cell table:style-name="Tabelle1.C2" office:value-type="string">
            <text:p text:style-name="Table_20_Contents">MaxRes von Pn</text:p>
          </table:table-cell>
        </table:table-row>
        <table:table-row>
          <table:table-cell table:style-name="Tabelle1.A2" office:value-type="string">
            <text:p text:style-name="Table_20_Contents">Oberer Rand von Pn+1</text:p>
          </table:table-cell>
          <table:table-cell table:style-name="Tabelle1.A2" office:value-type="string">
            <text:p text:style-name="Table_20_Contents">Iteration von Pn+1</text:p>
          </table:table-cell>
          <table:table-cell table:style-name="Tabelle1.C2" office:value-type="string">
            <text:p text:style-name="Table_20_Contents">MaxRes von Pn+1</text:p>
          </table:table-cell>
        </table:table-row>
      </table:table>
      <text:p text:style-name="Standard">if(P0&amp;&amp;Iteration==0)</text:p>
      <text:p text:style-name="Standard"><text:tab/>Ich setze mich auf Empfang für die Terminalnachricht von Plast</text:p>
      <text:p text:style-name="Standard">elseif(not P0)</text:p>
      <text:p text:style-name="Standard"><text:tab/>if(iteration&gt;0)</text:p>
      <text:p text:style-name="Standard"><text:tab/><text:tab/>Ich warte darauf, dass mein Versenden an Pn-1 fertig ist</text:p>
      <text:p text:style-name="Standard"><text:tab/>Ich warte auf den unteren Rand von Pn-1</text:p>
      <text:p text:style-name="Standard"><text:tab/>Dann rechne ich meinen oberen Rand aus</text:p>
      <text:p text:style-name="Standard"><text:tab/>Den schicke ich dann an Pn-1, wobei MaxRes leer bleibt</text:p>
      <text:p text:style-name="Standard"><text:tab/>Ich setze mich auf Empfang für den nächsten oberen Rand von Pn-1</text:p>
      <text:p text:style-name="Standard"><text:tab/>//vielleicht können wir den oberen Rand auch ohne MaxRes und Iteration machen</text:p>
      <text:p text:style-name="Standard">dann rechne ich meine normale Matrix(für P0 um eins größer)</text:p>
      <text:p text:style-name="Standard">Dann warte ich auf den Oberen Rand von Pn+1</text:p>
      <text:p text:style-name="Standard">Dann rechne ich meinen unteren Rand aus und hänge Iteration und MaxRes </text:p>
      <text:p text:style-name="Standard">if(P0)</text:p>
      <text:p text:style-name="Standard"><text:tab/>ich guck ob die Nachricht von Plast kam, wenn ja setze ich für die nächste Nachricht den <text:tab/>Tag "stop"</text:p>
      <text:p text:style-name="Standard">Dann schicke ich ihn an Pn+1</text:p>
      <text:p text:style-name="Standard">Ich setze mich auf Empfang für den nächsten oberen Rand von Pn+1</text:p>
      <text:p text:style-name="Standard">Falls der Tag, den ich von Pn-1 erhalten habe (oder im Falle von P0 kein "stop" von Plast) "weiter" <text:soft-page-break/>sagt, fange ich von vorne an</text:p>
      <text:p text:style-name="Standard">if(!stop) </text:p>
      <text:p text:style-name="Standard"><text:tab/>vonvorn</text:p>
      <text:p text:style-name="Standard">else</text:p>
      <text:p text:style-name="Standard"><text:tab/>hör ich auf auf die alten Nachrichten zu hören und schicke meine Ergebniszeilen an P0</text:p>
      <text:p text:style-name="Standard"><text:tab/>dann warte ich darauf, dass meine Nachricht angekommen ist und beende mich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rsten Ploß</meta:initial-creator>
    <meta:creation-date>2013-12-12T14:50:15</meta:creation-date>
    <dc:date>2013-12-12T15:28:36</dc:date>
    <dc:creator>Thorsten Ploß</dc:creator>
    <meta:editing-duration>PT4M</meta:editing-duration>
    <meta:editing-cycles>1</meta:editing-cycles>
    <meta:document-statistic meta:table-count="1" meta:image-count="0" meta:object-count="0" meta:page-count="2" meta:paragraph-count="58" meta:word-count="374" meta:character-count="2076" meta:non-whitespace-character-count="1744"/>
    <meta:generator>LibreOffice/3.5$Linux_X86_64 LibreOffice_project/350m1$Build-2</meta:generator>
  </office:meta>
</office:document-meta>
</file>